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95c" officeooo:paragraph-rsid="0015339b"/>
    </style:style>
    <style:style style:name="P2" style:family="paragraph" style:parent-style-name="Standard">
      <style:text-properties officeooo:rsid="0013c95c" officeooo:paragraph-rsid="00195c4e"/>
    </style:style>
    <style:style style:name="P3" style:family="paragraph" style:parent-style-name="Standard">
      <style:text-properties officeooo:rsid="00195c4e" officeooo:paragraph-rsid="00195c4e"/>
    </style:style>
    <style:style style:name="T1" style:family="text">
      <style:text-properties officeooo:rsid="0015339b"/>
    </style:style>
    <style:style style:name="T2" style:family="text">
      <style:text-properties fo:font-style="italic" officeooo:rsid="0015339b" style:font-style-asian="italic" style:font-style-complex="italic"/>
    </style:style>
    <style:style style:name="T3" style:family="text">
      <style:text-properties fo:font-style="italic" officeooo:rsid="001763ec" style:font-style-asian="italic" style:font-style-complex="italic"/>
    </style:style>
    <style:style style:name="T4" style:family="text">
      <style:text-properties officeooo:rsid="00157001"/>
    </style:style>
    <style:style style:name="T5" style:family="text">
      <style:text-properties officeooo:rsid="00176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One goal of my research is to develop the capability for a widely-used simulation software (Geant4) to <text:span text:style-name="T1">perform </text:span>tuning of its models to external data. Originally, this will be used specifically for pion scattering models, but can later be developed to include functionality for other particles <text:span text:style-name="T4">and interactions</text:span>. <text:span text:style-name="T1">As such, my work aligns with SCGSR Priority Research Area </text:span><text:span text:style-name="T2">Theoretical and Computational Research in High Energy Physics</text:span><text:span text:style-name="T1"> (V.a).</text:span></text:p>
      <text:p text:style-name="P1"/>
      <text:p text:style-name="P1"><text:tab/>A final goal of the research is to provide a tuning of Geant4’s pion-Argon <text:span text:style-name="T5">Secondary Interaction (SI)</text:span> model to recent pion-Argon scattering data. This work will <text:span text:style-name="T1">be used to reduce uncertainties in DUNE’s neutrino energy reconstruction, and can be used to support neutrino experiments</text:span> in general. <text:span text:style-name="T5">Thus, my work also falls under Priority Research Area </text:span><text:span text:style-name="T3">Experimental Research in High Energy Physics</text:span><text:span text:style-name="T5"> (V.c).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0:54:48.950212771</meta:creation-date>
    <dc:date>2017-10-31T11:18:23.704980573</dc:date>
    <meta:editing-duration>PT13M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29" meta:character-count="839" meta:non-whitespace-character-count="710"/>
  </office:meta>
</office:document-meta>
</file>